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200%"/>
      <style:text-properties officeooo:rsid="001c863d" officeooo:paragraph-rsid="001c863d"/>
    </style:style>
    <style:style style:name="P2" style:family="paragraph" style:parent-style-name="Text_20_body">
      <style:paragraph-properties fo:line-height="200%"/>
      <style:text-properties officeooo:rsid="0016b193" officeooo:paragraph-rsid="0016b193"/>
    </style:style>
    <style:style style:name="P3" style:family="paragraph" style:parent-style-name="Text_20_body">
      <style:paragraph-properties fo:line-height="200%"/>
    </style:style>
    <style:style style:name="P4" style:family="paragraph" style:parent-style-name="Text_20_body" style:list-style-name="L1">
      <style:paragraph-properties fo:line-height="200%"/>
    </style:style>
    <style:style style:name="P5" style:family="paragraph" style:parent-style-name="Text_20_body">
      <style:paragraph-properties fo:line-height="200%"/>
      <style:text-properties officeooo:paragraph-rsid="0018c05e"/>
    </style:style>
    <style:style style:name="P6" style:family="paragraph" style:parent-style-name="Text_20_body" style:list-style-name="L1">
      <style:paragraph-properties fo:margin-top="0in" fo:margin-bottom="0in" loext:contextual-spacing="false" fo:line-height="200%"/>
    </style:style>
    <style:style style:name="T1" style:family="text">
      <style:text-properties officeooo:rsid="0018c05e"/>
    </style:style>
    <style:style style:name="T2" style:family="text">
      <style:text-properties officeooo:rsid="0019102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 Cervantes</text:p>
      <text:p text:style-name="P2">Mikey G</text:p>
      <text:p text:style-name="P2">CSCI330</text:p>
      <text:p text:style-name="P1">7 March 2019</text:p>
      <text:p text:style-name="P3">The notion of "<text:span text:style-name="Strong_20_Emphasis"><text:span text:style-name="Emphasis">file</text:span></text:span>" has been a central abstraction in computing since the 1950s. However, the notion of what a file is depends on who is doing the asking. Or more importantly: from what perspective is this question being answer from.</text:p>
      <text:p text:style-name="P3">You are to provide two different definitions of <text:span text:style-name="Strong_20_Emphasis"><text:span text:style-name="Emphasis">file</text:span></text:span>:</text:p>
      <text:list xml:id="list2933641211" text:style-name="L1">
        <text:list-item>
          <text:p text:style-name="P6">What is a <text:span text:style-name="Strong_20_Emphasis"><text:span text:style-name="Emphasis">file</text:span></text:span> to an end user? </text:p>
        </text:list-item>
        <text:list-item>
          <text:p text:style-name="P4">What is a <text:span text:style-name="Strong_20_Emphasis"><text:span text:style-name="Emphasis">file</text:span></text:span> to a Disk Manager? </text:p>
        </text:list-item>
      </text:list>
      <text:p text:style-name="P3">Write up your two answers and submit on Thursday.  Your definitions should not be overly long; a couple of sentences (or so) for each.</text:p>
      <text:p text:style-name="P2"/>
      <text:p text:style-name="P5"><text:span text:style-name="T1"><text:tab/>The typical end user is just a guy/gal who checks emails on their Mac Book Pro in a Starbucks. More than likely they’ll receive a Word document through email that they need to inspect, so they save it to their local host machine. They then navigate to their Downloads and there is a file of the just saved Word document. As computer scientist, we classify a file a little more in-depth than just layman’s terms. </text:span>A <text:span text:style-name="Emphasis">file</text:span> is a <text:span text:style-name="T2">certainly formatted piece of stored</text:span> data <text:span text:style-name="T2">that when ran against a compiler, produces a meaningful result to that user. A file can be opened and inspected, executed, or streamed.</text:span></text:p>
      <text:p text:style-name="P5"><text:tab/><text:span text:style-name="T2">A disk manager is simply something built into the OS that partitions different data to parts of a certain drive. To a disk manager, a file is nothing more important than just more data that needs to be partitioned to the drive. There are important elements to the data of a file that matters to the disk </text:span><text:soft-page-break/><text:span text:style-name="T2">manager. These elements let the OS know how to partition a certain file, specifically to what type of file it is and where to store it to improve efficienc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2:58:39.874374843</meta:creation-date>
    <meta:generator>LibreOffice/6.1.2.1$Linux_X86_64 LibreOffice_project/10$Build-1</meta:generator>
    <dc:date>2019-03-07T07:25:15.516006225</dc:date>
    <meta:editing-duration>PT27M16S</meta:editing-duration>
    <meta:editing-cycles>9</meta:editing-cycles>
    <meta:document-statistic meta:table-count="0" meta:image-count="0" meta:object-count="0" meta:page-count="2" meta:paragraph-count="11" meta:word-count="294" meta:character-count="1589" meta:non-whitespace-character-count="1303"/>
  </office:meta>
</office:document-meta>
</file>